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ercu" svg:font-family="Apercu, 'SF Pro Text', 'SF Pro Icons', 'Helvetica Neue', Helvetica, Calibri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officeooo:rsid="0011837e" officeooo:paragraph-rsid="0011837e" style:font-size-asian="22pt" style:font-size-complex="22pt"/>
    </style:style>
    <style:style style:name="P2" style:family="paragraph" style:parent-style-name="Standard">
      <style:paragraph-properties fo:text-align="start" style:justify-single-word="false"/>
      <style:text-properties fo:font-size="12pt" officeooo:rsid="0011837e" officeooo:paragraph-rsid="0011837e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1837e" officeooo:paragraph-rsid="0011837e" style:font-size-asian="10.5pt" style:font-size-complex="12pt"/>
    </style:style>
    <style:style style:name="P4" style:family="paragraph" style:parent-style-name="Text_20_body">
      <style:paragraph-properties fo:line-height="100%" fo:text-align="start" style:justify-single-word="false"/>
      <style:text-properties fo:font-variant="normal" fo:text-transform="none" fo:color="#495057" loext:opacity="100%" style:font-name="Apercu" fo:font-size="12pt" fo:letter-spacing="normal" fo:font-style="normal" fo:font-weight="normal" officeooo:rsid="0011837e" officeooo:paragraph-rsid="0011837e" style:font-size-asian="10.5pt" style:font-size-complex="12pt"/>
    </style:style>
    <style:style style:name="P5" style:family="paragraph" style:parent-style-name="Text_20_body">
      <style:paragraph-properties fo:margin-left="0cm" fo:margin-right="0cm" fo:margin-top="0cm" fo:margin-bottom="0.247cm" style:contextual-spacing="false" fo:line-height="100%" fo:text-align="start" style:justify-single-word="false" fo:orphans="2" fo:widows="2" fo:text-indent="0cm" style:auto-text-indent="false"/>
      <style:text-properties fo:font-variant="normal" fo:text-transform="none" fo:color="#495057" loext:opacity="100%" style:font-name="Apercu" fo:font-size="12pt" fo:letter-spacing="normal" fo:font-style="normal" fo:font-weight="normal"/>
    </style:style>
    <style:style style:name="P6" style:family="paragraph" style:parent-style-name="Text_20_body">
      <style:paragraph-properties fo:margin-left="0cm" fo:margin-right="0cm" fo:margin-top="0cm" fo:margin-bottom="0.247cm" style:contextual-spacing="false" fo:line-height="100%" fo:text-align="start" style:justify-single-word="false" fo:orphans="2" fo:widows="2" fo:text-indent="0cm" style:auto-text-indent="false"/>
    </style:style>
    <style:style style:name="T1" style:family="text">
      <style:text-properties officeooo:rsid="00122ef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Requisitos funcionais:</text:p>
      <text:p text:style-name="P6"/>
      <text:p text:style-name="P5">Registrar <text:span text:style-name="T1">título</text:span> do CD</text:p>
      <text:p text:style-name="P5">Registrar ano do lançamento</text:p>
      <text:p text:style-name="P5">Registrar tempo de duração</text:p>
      <text:p text:style-name="P5">Registrar vinculo de <text:span text:style-name="T1">músicas</text:span></text:p>
      <text:p text:style-name="P6"/>
      <text:p text:style-name="P5">Requisitos não funcionais:</text:p>
      <text:p text:style-name="P6"/>
      <text:p text:style-name="P5">Deve ser desenvolvido em java 8.0X</text:p>
      <text:p text:style-name="P5">Deve ser desenvolvido seguindo o processo unificado</text:p>
      <text:p text:style-name="P5">Deve usar senha criptografada</text:p>
      <text:p text:style-name="P5">Deve usar o banco de dados do Firefox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ercu" svg:font-family="Apercu, 'SF Pro Text', 'SF Pro Icons', 'Helvetica Neue', Helvetica, Calibri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8T23:39:59.605000000</meta:creation-date>
    <dc:date>2021-09-18T00:27:14.587000000</dc:date>
    <meta:editing-duration>PT8M15S</meta:editing-duration>
    <meta:editing-cycles>2</meta:editing-cycles>
    <meta:generator>LibreOffice/7.0.0.3$Windows_X86_64 LibreOffice_project/8061b3e9204bef6b321a21033174034a5e2ea88e</meta:generator>
    <meta:document-statistic meta:table-count="0" meta:image-count="0" meta:object-count="0" meta:page-count="1" meta:paragraph-count="10" meta:word-count="46" meta:character-count="302" meta:non-whitespace-character-count="266"/>
  </office:meta>
</office:document-meta>
</file>